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Script" svg:font-family="'Segoe Script'" style:font-family-generic="roman" style:font-pitch="variable"/>
  </office:font-face-decls>
  <office:automatic-styles>
    <style:style style:name="P1" style:family="paragraph" style:parent-style-name="Standard">
      <style:paragraph-properties fo:margin-top="0in" fo:margin-bottom="0.139in" style:contextual-spacing="false" fo:line-height="115%"/>
    </style:style>
    <style:style style:name="P2" style:family="paragraph" style:parent-style-name="Standard">
      <style:paragraph-properties fo:margin-top="0in" fo:margin-bottom="0.139in" style:contextual-spacing="false" fo:line-height="115%"/>
      <style:text-properties style:font-name="Segoe Script" fo:font-size="11pt" fo:language="en" fo:country="US" style:font-size-asian="11pt"/>
    </style:style>
    <style:style style:name="T1" style:family="text">
      <style:text-properties style:font-name="Segoe Script" fo:font-size="11pt" fo:language="en" fo:country="US" style:font-size-asian="11pt"/>
    </style:style>
    <style:style style:name="T2" style:family="text">
      <style:text-properties style:font-name="Calibri" fo:font-size="11pt" fo:language="en" fo:country="US" style:font-size-asian="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The clefs are musical symbols placed at the beginning of the music staff.</text:span></text:p>
      <text:p text:style-name="P2" loext:marker-style-name="T1"/>
      <text:p text:style-name="P1" loext:marker-style-name="T1"><text:span text:style-name="T1">There are 3 music clefs: the G clef (treble clef) </text:span><text:span text:style-name="T2">𝄞</text:span><text:span text:style-name="T1">, the F clef (bass clef) </text:span><text:span text:style-name="T2">𝄢</text:span><text:span text:style-name="T1">, the C clef (alto clef, tenor clef) </text:span><text:span text:style-name="T2">𝄡</text:span><text:span text:style-name="T1">.</text:span></text:p>
      <text:p text:style-name="P2" loext:marker-style-name="T1"/>
      <text:p text:style-name="P1" loext:marker-style-name="T1"><text:span text:style-name="T1">The clefs are placed very precisely on one of the five lines of the stave. They are setting the name but also the pitch of the music notes.</text:span><text:span text:style-name="T1"/></text:p>
      <text:p text:style-name="P2" loext:marker-style-name="T1"/>
      <text:p text:style-name="P1" loext:marker-style-name="T1"><text:span text:style-name="T1">The G Clef on the Second Line of the Staff (Treble Clef)</text:span><text:span text:style-name="T1"/></text:p>
      <text:p text:style-name="P1" loext:marker-style-name="T1"><text:span text:style-name="T1">The G clef </text:span><text:span text:style-name="T2">𝄞</text:span><text:span text:style-name="T1"> is the most used. It is placed on the second line of the staff. So the music note placed on the second line of the staff is a G.</text:span></text:p>
      <text:p text:style-name="P2" loext:marker-style-name="T1"/>
      <text:p text:style-name="P1" loext:marker-style-name="T1"><text:span text:style-name="T1">The Treble clef (G clef) </text:span><text:span text:style-name="T2">𝄞</text:span><text:span text:style-name="T1"> is used on sheet music for piano (right hand), guitar, violin, flute, oboe, clarinets, saxophones, horn, trumpet... For the singers, the Treble clef is used with the following voices: tenor, contralto, alto, mezzo-soprano, soprano.</text:span></text:p>
      <text:p text:style-name="P2" loext:marker-style-name="T1"/>
      <text:p text:style-name="P1" loext:marker-style-name="T1"><text:span text:style-name="T1">The F Clef on the Fourth Line of the Staff (Bass Clef)</text:span><text:span text:style-name="T1"/></text:p>
      <text:p text:style-name="P1" loext:marker-style-name="T1"><text:span text:style-name="T1">The F clef </text:span><text:span text:style-name="T2">𝄢</text:span><text:span text:style-name="T1"> located on the fourth line of the staff is called Bass Clef. If the F key is placed on the fourth line, the music note on the fourth line of the music staff will be an F.</text:span></text:p>
      <text:p text:style-name="P2" loext:marker-style-name="T1"/>
      <text:p text:style-name="P1" loext:marker-style-name="T1"><text:span text:style-name="T1">The Bass clef (F clef) </text:span><text:span text:style-name="T2">𝄢</text:span><text:span text:style-name="T1"> is used on sheet music for piano (left hand), cello, double bass, bass guitar, bassoon, trombone, tuba, timpani... Baritone and bass voice use the Bass clef too.</text:span></text:p>
      <text:p text:style-name="P2" loext:marker-style-name="T1"/>
      <text:p text:style-name="P1" loext:marker-style-name="T1"><text:soft-page-break/><text:span text:style-name="T1">The C Clef on the First, Second, Third, or Fourth Line of the Staff</text:span><text:span text:style-name="T1"/></text:p>
      <text:p text:style-name="P1" loext:marker-style-name="T1"><text:span text:style-name="T1">The C clef </text:span><text:span text:style-name="T2">𝄡</text:span><text:span text:style-name="T1"> can be placed on the 1st, 2nd, 3rd, or 4th line of the staff. If it is placed on the first line of the staff, the music note written on the first line will be a C, etc.</text:span></text:p>
      <text:p text:style-name="P2" loext:marker-style-name="T1"/>
      <text:p text:style-name="P1" loext:marker-style-name="T1"><text:span text:style-name="T1">The C clef on the first line is no longer used now except for orchestral transposition. The C clef on the second line of the staff is used by horn players. The C clef on the third line is used with viola and viola da gamba. The C clef on the fourth line of the music staff is the most played: it is used for bassoon, cello, and trombone scores.</text:span><text:span text:style-name="T1"/></text:p>
      <text:p text:style-name="P2" loext:marker-style-name="T1"/>
      <text:p text:style-name="P1" loext:marker-style-name="T1"><text:span text:style-name="T1">Music Clefs and Music Theory</text:span><text:span text:style-name="T1"/></text:p>
      <text:p text:style-name="P2" loext:marker-style-name="T1"/>
      <text:p text:style-name="P1" loext:marker-style-name="T1"><text:span text:style-name="T1">Music Staff (or Stave)</text:span><text:span text:style-name="T1"/></text:p>
      <text:p text:style-name="P1" loext:marker-style-name="T1"><text:span text:style-name="T1">The music staff (or stave) is made by five parallel horizontal lines.</text:span><text:span text:style-name="T1"/></text:p>
      <text:p text:style-name="P2" loext:marker-style-name="T1"/>
      <text:p text:style-name="P1" loext:marker-style-name="T1"><text:span text:style-name="T1">Music Notes – Name of Notes (A B C or Do Re Mi)</text:span><text:span text:style-name="T1"/></text:p>
      <text:p text:style-name="P1" loext:marker-style-name="T1"><text:span text:style-name="T1">Seven notes of music and two systems to name them.</text:span><text:span text:style-name="T1"/></text:p>
      <text:p text:style-name="P2" loext:marker-style-name="T1"/>
      <text:p text:style-name="P1" loext:marker-style-name="T1"><text:span text:style-name="T1">7 Note Values (Whole Note Half Note Quarter Note...)</text:span><text:span text:style-name="T1"/></text:p>
      <text:p text:style-name="P1" loext:marker-style-name="T1"><text:span text:style-name="T1">The type (shape) of musical notes fixes the note values (duration).</text:span><text:span text:style-name="T1"/></text:p>
      <text:p text:style-name="P2" loext:marker-style-name="T1"/>
      <text:p text:style-name="P1" loext:marker-style-name="T1"><text:span text:style-name="T1">Music Rests (Half Rest Whole Rest Quarter Rest...)</text:span><text:span text:style-name="T1"/></text:p>
      <text:p text:style-name="P1" loext:marker-style-name="T1"><text:span text:style-name="T1">There is a rest of different value for each music note of different value.</text:span><text:span text:style-name="T1"/></text:p>
      <text:p text:style-name="P2" loext:marker-style-name="T1"><text:soft-page-break/></text:p>
      <text:p text:style-name="P1" loext:marker-style-name="T1"><text:span text:style-name="T1">Rest Symbols:</text:span><text:span text:style-name="T1"/></text:p>
      <text:p text:style-name="P1" loext:marker-style-name="T1"><text:span text:style-name="T2">𝄻</text:span><text:span text:style-name="T1"> Whole Rest</text:span></text:p>
      <text:p text:style-name="P1" loext:marker-style-name="T1"><text:span text:style-name="T2">𝄼</text:span><text:span text:style-name="T1"> Half Rest</text:span></text:p>
      <text:p text:style-name="P1" loext:marker-style-name="T1"><text:span text:style-name="T2">𝄽</text:span><text:span text:style-name="T1"> Quarter Rest</text:span></text:p>
      <text:p text:style-name="P1" loext:marker-style-name="T1"><text:span text:style-name="T2">𝄾</text:span><text:span text:style-name="T1"> Eighth Rest</text:span></text:p>
      <text:p text:style-name="P1" loext:marker-style-name="T1"><text:span text:style-name="T2">𝄿</text:span><text:span text:style-name="T1"> Sixteenth Rest</text:span></text:p>
      <text:p text:style-name="P1" loext:marker-style-name="T1"><text:span text:style-name="T2">𝅀</text:span><text:span text:style-name="T1"> Thirty-second Rest</text:span></text:p>
      <text:p text:style-name="P1" loext:marker-style-name="T1"><text:span text:style-name="T2">𝅁</text:span><text:span text:style-name="T1"> Sixty-fourth Rest</text:span></text:p>
      <text:p text:style-name="P1" loext:marker-style-name="T1"><text:span text:style-name="T2">𝅂</text:span><text:span text:style-name="T1"> One Hundred Twenty-eighth Rest</text:span></text:p>
      <text:p text:style-name="P2" loext:marker-style-name="T1"/>
      <text:p text:style-name="P1" loext:marker-style-name="T1"><text:span text:style-name="T1">Note Symbols:</text:span><text:span text:style-name="T1"/></text:p>
      <text:p text:style-name="P1" loext:marker-style-name="T1"><text:span text:style-name="T2">𝅝</text:span><text:span text:style-name="T1"> Whole Note</text:span></text:p>
      <text:p text:style-name="P1" loext:marker-style-name="T1"><text:span text:style-name="T2">𝅗𝅥</text:span><text:span text:style-name="T1"> Half Note</text:span></text:p>
      <text:p text:style-name="P1" loext:marker-style-name="T1"><text:span text:style-name="T2">𝅘𝅥</text:span><text:span text:style-name="T1"> Quarter Note</text:span></text:p>
      <text:p text:style-name="P1" loext:marker-style-name="T1"><text:span text:style-name="T2">𝅘𝅥𝅮</text:span><text:span text:style-name="T1"> Eighth Note</text:span></text:p>
      <text:p text:style-name="P1" loext:marker-style-name="T1"><text:span text:style-name="T2">𝅘𝅥𝅯</text:span><text:span text:style-name="T1"> Sixteenth Note</text:span></text:p>
      <text:p text:style-name="P1" loext:marker-style-name="T1"><text:span text:style-name="T2">𝅘𝅥𝅰</text:span><text:span text:style-name="T1"> Thirty-second Note</text:span></text:p>
      <text:p text:style-name="P1" loext:marker-style-name="T1"><text:span text:style-name="T2">𝅘𝅥𝅱</text:span><text:span text:style-name="T1"> Sixty-fourth Note</text:span></text:p>
      <text:p text:style-name="P1" loext:marker-style-name="T1"><text:span text:style-name="T2">𝅘𝅥𝅲</text:span><text:span text:style-name="T1"> One Hundred Twenty-eighth Note</text:span></text:p>
      <text:p text:style-name="P2" loext:marker-style-name="T1"/>
      <text:p text:style-name="P1" loext:marker-style-name="T1"><text:span text:style-name="T1">Clef Symbols:</text:span><text:span text:style-name="T1"/></text:p>
      <text:p text:style-name="P1" loext:marker-style-name="T1"><text:span text:style-name="T2">𝄞</text:span><text:span text:style-name="T1"> G Clef</text:span></text:p>
      <text:p text:style-name="P1" loext:marker-style-name="T1"><text:soft-page-break/><text:span text:style-name="T2">𝄟</text:span><text:span text:style-name="T1"> G Clef Ottava Alta</text:span></text:p>
      <text:p text:style-name="P1" loext:marker-style-name="T1"><text:span text:style-name="T2">𝄠</text:span><text:span text:style-name="T1"> G Clef Ottava Bassa</text:span></text:p>
      <text:p text:style-name="P1" loext:marker-style-name="T1"><text:span text:style-name="T2">𝄡</text:span><text:span text:style-name="T1"> C Clef</text:span></text:p>
      <text:p text:style-name="P1" loext:marker-style-name="T1"><text:span text:style-name="T2">𝄢</text:span><text:span text:style-name="T1"> F Clef</text:span></text:p>
      <text:p text:style-name="P1" loext:marker-style-name="T1"><text:span text:style-name="T2">𝄣</text:span><text:span text:style-name="T1"> F Clef Ottava Alta</text:span></text:p>
      <text:p text:style-name="P1" loext:marker-style-name="T1"><text:span text:style-name="T2">𝄤</text:span><text:span text:style-name="T1"> F Clef Ottava Bass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Script" svg:font-family="'Segoe Scrip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2T12:25:07.904000000</meta:creation-date>
    <dc:date>2023-11-22T12:26:17.160000000</dc:date>
    <meta:editing-duration>PT1M10S</meta:editing-duration>
    <meta:editing-cycles>2</meta:editing-cycles>
    <meta:generator>LibreOffice/7.6.2.1$Windows_X86_64 LibreOffice_project/56f7684011345957bbf33a7ee678afaf4d2ba333</meta:generator>
    <meta:document-statistic meta:table-count="0" meta:image-count="0" meta:object-count="0" meta:page-count="4" meta:paragraph-count="47" meta:word-count="535" meta:character-count="2676" meta:non-whitespace-character-count="2187"/>
  </office:meta>
</office:document-meta>
</file>